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Alvi Nastaleeq" style:font-name-complex="Alvi Nastaleeq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022026" style:font-weight-asian="normal" style:font-weight-complex="normal"/>
    </style:style>
    <style:style style:name="T1" style:family="text">
      <style:text-properties officeooo:rsid="000220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زینبؑ نے کی فریاد نانا، فریاد نانا فریاد نانا<text:line-break/>ہم ہو کے آئے برباد نانا</text:p>
      <text:p text:style-name="P1">قاتل کھڑا تھا بھائی کے سر پر، روتی رہی میں کٹتا رہا سر<text:line-break/>کرتی رہی میں فریاد نانا، فریاد نانا فریاد نانا</text:p>
      <text:p text:style-name="P1">رسی تھی اک اور بندھے گلے تھے، دربار میں ہم ایسے گئے تھے<text:line-break/>ہم پر ہوئی وہ بیداد نانا، بیداد نانا بیداد نانا</text:p>
      <text:p text:style-name="P1">طوق و سلاسل گردن میں ڈالے، زنجیر و بیڑی ہاتھوں میں پہنے<text:line-break/>چلتے رہے یوں سجادؑ نانا، سجادؑ نانا سجادؑ نانا</text:p>
      <text:p text:style-name="P1">اکبر نہیں ہے، اصغر نہیں ہے، قاسم نہیں ہے، سرور نہیں ہے<text:line-break/>آتے ہیں مجھ کو سب یاد نانا، سب یاد نانا سب یاد نانا</text:p>
      <text:p text:style-name="P1">اس غم سے میرا پھٹا ہے سینہ، قیدی ہے اب تک بالی سکینہؑ<text:line-break/>اور ہم ہوئے ہیں آزاد نانا، آزاد نانا آزاد نانا</text:p>
      <text:p text:style-name="P1">چادر نہیں تھی افسوس سر پر، ہم بے ردا تھے شمر کے در پر<text:line-break/>کیسی تھی ہائے افتاد نانا، افتاد نانا افتاد نانا</text:p>
      <text:p text:style-name="P1">اجڑا ہوا ہے کنبا ہمارا، ہم ہو گئے ہیں اب بے سہارا<text:line-break/>کرب و بلا ہے آباد نانا، آباد نانا آباد نانا</text:p>
      <text:p text:style-name="P1">نانا تمہارے تطہیر والے، امت کے ہاتھوں میں بے ردا تھے<text:line-break/>کوئی تو کرتا امداد نانا، امداد نانا امداد نانا</text:p>
      <text:p text:style-name="P1">ہلتا تھا روضہ حسنین و قیصر، زینبؑ جو بولیں قبرِ نبیؐ پر<text:line-break/>سن لے ہماری روداد نانا، روداد نانا روداد نانا</text:p>
      <text:p text:style-name="P1"/>
      <text:p text:style-name="P2"/>
      <text:p text:style-name="P2">Zainab Nay Ki Faryaad Nana, Faryaad Nana Faryaad Nana</text:p>
      <text:p text:style-name="P2">Hum Ho Kay Aaey Barbaad Nana</text:p>
      <text:p text:style-name="P2"/>
      <text:p text:style-name="P3">Qatil Khara Tha Bhai Kay Sar Per, Roti Rahee Mei<text:span text:style-name="T1">n </text:span>Kat<text:span text:style-name="T1">t</text:span>a Raha Sar</text:p>
      <text:p text:style-name="P3">Karti Rahee Mei Faryaad Nana, Faryaad Nana Faryaad Nana</text:p>
      <text:p text:style-name="P2"/>
      <text:p text:style-name="P3">Rasee Thi Ik <text:span text:style-name="T1">aur</text:span> Bara Galay Thay, Darbaar Mei<text:span text:style-name="T1">n</text:span> Hum Aesay Gaey Thay</text:p>
      <text:p text:style-name="P3">Hum Per H<text:span text:style-name="T1">uwi</text:span> Vo Baydaad Nana, Baydaad Nana Baydaad Nana</text:p>
      <text:p text:style-name="P2"><text:soft-page-break/></text:p>
      <text:p text:style-name="P3">T<text:span text:style-name="T1">a</text:span>uq-o-Salas<text:span text:style-name="T1">i</text:span>l Gard<text:span text:style-name="T1">a</text:span>n Mei<text:span text:style-name="T1">n</text:span> Da<text:span text:style-name="T1">a</text:span>lay, Zanjeer-o-Bairee Hathon Mei Pehnay</text:p>
      <text:p text:style-name="P3">Chaltay Rahay Yun Sajjad Nana, Sajjad Nana Sajjad Nana</text:p>
      <text:p text:style-name="P2"/>
      <text:p text:style-name="P2">Akbar Nahien Hai Asghar Nahien Hai, Qasim Nahien Hai Sarwar Nahien Hai</text:p>
      <text:p text:style-name="P2">Aatay Hain Mujhko Sub Yaad Nana, Sub Yaad Nana Sub Yaad Nana</text:p>
      <text:p text:style-name="P2"/>
      <text:p text:style-name="P2">Is Gham Say Mera Phat<text:span text:style-name="T1">ta</text:span> Hay Seena, Qaidee Hai Ub Tak Bali Sakina</text:p>
      <text:p text:style-name="P2"><text:span text:style-name="T1">aur</text:span> Hum Houay Hain Azaad Nana, Azaad Nana Azaad Nana</text:p>
      <text:p text:style-name="P2"/>
      <text:p text:style-name="P2">Chader Nahien Thi Afsos Ser Per, Hum Bayrida Thay Shirin Kay Dar Per</text:p>
      <text:p text:style-name="P2">Kaisee Thee <text:span text:style-name="T1">haaye</text:span> Uftaad Nana, Uftaad Nana Uftaad Nana</text:p>
      <text:p text:style-name="P2"/>
      <text:p text:style-name="P2">Ujra Houa Hai Ku<text:span text:style-name="T1">m</text:span>ba Humara, Hum Hogaey Hain Ub Bay Sahara</text:p>
      <text:p text:style-name="P2">Karbobala Hai Abaad Nana, Abaad Nana Abaad Nana</text:p>
      <text:p text:style-name="P2"/>
      <text:p text:style-name="P2">Nana Tumharay Tatheer Walay, Um<text:span text:style-name="T1">m</text:span>at Kay Hathon Mei<text:span text:style-name="T1">n</text:span> Bayrida Thay</text:p>
      <text:p text:style-name="P2">Koi To Kerta Imdad Nana, Imdad Nana Imdad Nana</text:p>
      <text:p text:style-name="P2"/>
      <text:p text:style-name="P2">Hiltha Tha Roza Hasnain-o-Qaiser, Zainab Jo Boli<text:span text:style-name="T1">n</text:span> Qabr-e-Nabi Per</text:p>
      <text:p text:style-name="P2">Sunlay Humaree Rudaad Nana, Rudaad Nana Rudaad Nan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6:45:48.397071700</meta:creation-date>
    <dc:date>2026-01-22T16:53:38.364654600</dc:date>
    <meta:editing-duration>PT7M50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0" meta:word-count="416" meta:character-count="2108" meta:non-whitespace-character-count="1722"/>
  </office:meta>
</office:document-meta>
</file>